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fo:font-weight="bold" style:font-name-asian="Segoe UI" style:font-size-asian="26pt" style:font-weight-asian="bold" style:font-name-complex="Segoe UI" style:font-size-complex="26pt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fo:font-weight="bold" style:font-name-asian="Segoe UI" style:font-size-asian="26pt" style:font-weight-asian="bold" style:font-name-complex="Segoe UI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fo:font-weight="bold" style:font-name-asian="Segoe UI" style:font-size-asian="26pt" style:font-weight-asian="bold" style:font-name-complex="Segoe UI" style:font-size-complex="26pt" style:font-weight-complex="bold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name-asian="Segoe UI" style:font-size-asian="26pt" style:font-name-complex="Segoe UI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fo:font-weight="bold" style:font-name-asian="Segoe UI" style:font-size-asian="26pt" style:font-weight-asian="bold" style:font-name-complex="Segoe UI" style:font-size-complex="26pt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4" style:family="text"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size="32pt" fo:text-shadow="1pt 1pt" style:font-size-asian="32pt" style:font-size-complex="32pt"/>
    </style:style>
    <style:style style:name="T6" style:family="text">
      <style:text-properties fo:color="#ffffff" style:text-position="super 58%" style:font-name="Segoe UI" fo:font-size="32pt" fo:text-shadow="1pt 1pt" style:font-name-asian="Segoe UI" style:font-size-asian="32pt" style:font-name-complex="Segoe U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146cm" svg:height="2.774cm" svg:x="1.524cm" svg:y="0.508cm">
          <draw:text-box>
            <text:p text:style-name="P1"><text:span text:style-name="T1">Holy Gospel Reading</text:span></text:p>
            <text:p text:style-name="P1"><text:span text:style-name="T2">Luke 12:13–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6" draw:layer="layout" svg:width="25.146cm" svg:height="7.766cm" svg:x="1.524cm" svg:y="0.508cm">
          <draw:text-box>
            <text:p text:style-name="P4"><text:span text:style-name="T3">13</text:span><text:span text:style-name="T4">Someone in the crowd said to [Jesus], “Teacher, tell my brother to divide the inheritance with me.”</text:span><text:span text:style-name="T5"> </text:span></text:p>
            <text:p text:style-name="P5"><text:span text:style-name="T6">14</text:span><text:span text:style-name="T5">But he said to him, “Man, who made me a judge or arbitrator over you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6" draw:layer="layout" svg:width="25.146cm" svg:height="7.766cm" svg:x="1.524cm" svg:y="0.508cm">
          <draw:text-box>
            <text:p text:style-name="P4"><text:span text:style-name="T3">15</text:span><text:span text:style-name="T4">And he said to them, “Take care, and be on your guard against all covetousness, for one’s life does not consist in the abundance of his possessions.” </text:span><text:span text:style-name="T3">16</text:span><text:span text:style-name="T4">And he told them a parable, saying, “The land of a rich man produced plentifully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6" draw:layer="layout" svg:width="25.146cm" svg:height="7.766cm" svg:x="1.524cm" svg:y="0.508cm">
          <draw:text-box>
            <text:p text:style-name="P4"><text:span text:style-name="T3">17</text:span><text:span text:style-name="T4">and he thought to himself, ‘What shall I do, for I have nowhere to store my crops?’ </text:span><text:span text:style-name="T3">18</text:span><text:span text:style-name="T4">And he said, ‘I will do this: I will tear down my barns and build larger ones, and there I will store all my grain and my goo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6" draw:layer="layout" svg:width="25.146cm" svg:height="7.766cm" svg:x="1.524cm" svg:y="0.508cm">
          <draw:text-box>
            <text:p text:style-name="P4"><text:span text:style-name="T3">19</text:span><text:span text:style-name="T4">And I will say to my soul, Soul, you have ample goods laid up for many years; relax, eat, drink, be merry.’ </text:span><text:span text:style-name="T3">20</text:span><text:span text:style-name="T4">But God said to him, ‘Fool! This night your soul is required of you, and the things you have prepared, whose will they be?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6" draw:layer="layout" svg:width="25.146cm" svg:height="3.257cm" svg:x="1.524cm" svg:y="0.508cm">
          <draw:text-box>
            <text:p text:style-name="P4"><text:span text:style-name="T3">21</text:span><text:span text:style-name="T4">So is the one who lays up treasure for himself and is not rich toward Go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09:33:42.314000000</meta:creation-date>
    <dc:date>2016-07-28T10:19:33.935000000</dc:date>
    <meta:editing-duration>PT25M12S</meta:editing-duration>
    <meta:editing-cycles>1</meta:editing-cycles>
    <meta:generator>LibreOffice/5.1.4.2$Windows_X86_64 LibreOffice_project/f99d75f39f1c57ebdd7ffc5f42867c12031db97a</meta:generator>
    <meta:document-statistic meta:object-count="39"/>
  </office:meta>
</office:document-meta>
</file>